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face style:name="TimesNewRomanPSMT" svg:font-family="TimesNewRomanPSMT" style:font-family-generic="roman"/>
    <style:font-face style:name="Calibri" svg:font-family="Calibri"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font-name="Times New Roman"/>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paragraph-properties fo:text-align="justify" style:justify-single-word="false"/>
      <style:text-properties style:font-name="Times New Roman" fo:font-weight="bold" style:font-weight-asian="bold" style:font-weight-complex="bold"/>
    </style:style>
    <style:style style:name="P7" style:family="paragraph" style:parent-style-name="Standard">
      <style:paragraph-properties fo:text-align="justify" style:justify-single-word="false"/>
      <style:text-properties style:font-name="Times New Roman" fo:font-weight="bold" style:font-name-asian="Calibri1" style:font-weight-asian="bold" style:font-name-complex="Calibri1" style:font-weight-complex="bold"/>
    </style:style>
    <style:style style:name="P8" style:family="paragraph" style:parent-style-name="Standard">
      <style:text-properties style:font-name="Times New Roman" style:text-underline-style="solid" style:text-underline-width="auto" style:text-underline-color="font-color" style:text-underline-mode="continuous" style:text-overline-mode="continuous" style:text-line-through-mode="continuous" style:font-name-complex="Calibri1"/>
    </style:style>
    <style:style style:name="P9" style:family="paragraph" style:parent-style-name="Standard">
      <style:paragraph-properties fo:text-align="justify" style:justify-single-word="false"/>
      <style:text-properties style:font-name="Times New Roman" style:text-underline-style="solid" style:text-underline-width="auto" style:text-underline-color="font-color" style:text-underline-mode="continuous" style:text-overline-mode="continuous" style:text-line-through-mode="continuous" style:font-name-complex="Calibri1"/>
    </style:style>
    <style:style style:name="P10" style:family="paragraph" style:parent-style-name="Standard">
      <style:paragraph-properties fo:text-align="justify" style:justify-single-word="false"/>
      <style:text-properties style:font-name="Times New Roman"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justify" style:justify-single-word="false"/>
      <style:text-properties style:font-name="Times New Roman" style:text-underline-style="solid" style:text-underline-width="auto" style:text-underline-color="font-color" fo:font-weight="normal" style:font-name-asian="Calibri1" style:font-weight-asian="normal" style:font-name-complex="Calibri1" style:font-weight-complex="normal"/>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list-style-name="L2">
      <style:paragraph-properties fo:text-align="justify" style:justify-single-word="false"/>
      <style:text-properties style:font-name="Times New Roman"/>
    </style:style>
    <style:style style:name="P15" style:family="paragraph" style:parent-style-name="Standard" style:list-style-name="L3">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style:font-name-complex="Calibri1"/>
    </style:style>
    <style:style style:name="P17" style:family="paragraph" style:parent-style-name="Standard">
      <style:paragraph-properties fo:text-align="justify" style:justify-single-word="false"/>
      <style:text-properties style:font-name="Times New Roman" style:font-name-asian="Calibri1" style:font-name-complex="Calibri1"/>
    </style:style>
    <style:style style:name="P18" style:family="paragraph" style:parent-style-name="Standard" style:list-style-name="L1">
      <style:paragraph-properties fo:text-align="justify" style:justify-single-word="false"/>
      <style:text-properties style:font-name="Times New Roman" style:font-name-asian="Calibri1" style:font-name-complex="Calibri1"/>
    </style:style>
    <style:style style:name="P19" style:family="paragraph" style:parent-style-name="Standard" style:list-style-name="L4">
      <style:paragraph-properties fo:text-align="justify" style:justify-single-word="false"/>
      <style:text-properties style:font-name="Times New Roman" style:font-name-asian="Calibri1" style:font-name-complex="Calibri1"/>
    </style:style>
    <style:style style:name="P20" style:family="paragraph" style:parent-style-name="Standard">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text-properties style:font-name="Times New Roman" fo:font-size="11pt" style:font-size-asian="11pt" style:font-size-complex="11pt"/>
    </style:style>
    <style:style style:name="P22" style:family="paragraph" style:parent-style-name="Standard" style:list-style-name="L6">
      <style:text-properties style:font-name="Times New Roman" fo:font-size="11pt" style:font-size-asian="11pt" style:font-size-complex="11pt"/>
    </style:style>
    <style:style style:name="P23" style:family="paragraph" style:parent-style-name="Standard">
      <style:text-properties style:font-name="Times New Roman" fo:font-size="11pt" fo:font-weight="normal" style:font-size-asian="11pt" style:font-weight-asian="normal" style:font-size-complex="11pt" style:font-weight-complex="normal"/>
    </style:style>
    <style:style style:name="P24" style:family="paragraph" style:parent-style-name="Standard">
      <style:text-properties style:font-name="Times New Roman" fo:font-size="11pt" fo:font-weight="bold" style:font-size-asian="11pt" style:font-weight-asian="bold" style:font-size-complex="11pt" style:font-weight-complex="bold"/>
    </style:style>
    <style:style style:name="P25"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list-style-name="L8">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Times New Roman" fo:font-size="11pt"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P29" style:family="paragraph" style:parent-style-name="Standard" style:list-style-name="L9">
      <style:paragraph-properties fo:text-align="justify" style:justify-single-word="false"/>
      <style:text-properties style:font-name="Times New Roman" fo:font-size="11pt"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P30" style:family="paragraph" style:parent-style-name="Standard" style:list-style-name="L9">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Standard">
      <style:paragraph-properties fo:text-align="justify" style:justify-single-word="false"/>
      <style:text-properties style:font-name="Times New Roman" style:text-underline-style="none" fo:font-weight="normal" style:font-name-asian="Calibri1" style:font-weight-asian="normal" style:font-name-complex="Calibri1" style:font-weight-complex="normal"/>
    </style:style>
    <style:style style:name="P32" style:family="paragraph" style:parent-style-name="Standard" style:list-style-name="L4">
      <style:paragraph-properties fo:margin-left="2.491cm" fo:margin-right="0cm" fo:text-align="justify" style:justify-single-word="false" fo:text-indent="-0.635cm" style:auto-text-indent="false">
        <style:tab-stops/>
      </style:paragraph-properties>
    </style:style>
    <style:style style:name="P33" style:family="paragraph" style:parent-style-name="Standard" style:list-style-name="L3">
      <style:paragraph-properties fo:margin-left="2.491cm" fo:margin-right="0cm" fo:text-align="justify" style:justify-single-word="false" fo:text-indent="-0.635cm" style:auto-text-indent="false">
        <style:tab-stops/>
      </style:paragraph-properties>
      <style:text-properties style:font-name="Times New Roman" style:font-name-asian="Calibri1" style:font-name-complex="Calibri1"/>
    </style:style>
    <style:style style:name="P34" style:family="paragraph" style:parent-style-name="Standard" style:list-style-name="L4">
      <style:paragraph-properties fo:margin-left="2.491cm" fo:margin-right="0cm" fo:text-align="justify" style:justify-single-word="false" fo:text-indent="-0.635cm" style:auto-text-indent="false">
        <style:tab-stops/>
      </style:paragraph-properties>
      <style:text-properties style:font-name="Times New Roman" style:font-name-asian="Calibri1" style:font-name-complex="Calibri1"/>
    </style:style>
    <style:style style:name="P35" style:family="paragraph" style:parent-style-name="Standard" style:list-style-name="L4">
      <style:paragraph-properties fo:margin-left="3.736cm" fo:margin-right="0cm" fo:text-align="justify" style:justify-single-word="false" fo:text-indent="-0.635cm" style:auto-text-indent="false">
        <style:tab-stops/>
      </style:paragraph-properties>
      <style:text-properties style:font-name="Times New Roman" style:font-name-asian="Calibri1" style:font-name-complex="Calibri1"/>
    </style:style>
    <style:style style:name="P36" style:family="paragraph" style:parent-style-name="Standard" style:master-page-name="MP0">
      <style:paragraph-properties style:page-number="auto" fo:break-before="page"/>
      <style:text-properties style:font-name="Times New Roman"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font-size="12pt" fo:font-style="italic" fo:font-weight="normal" style:font-name-asian="Calibri" style:font-size-asian="12pt" style:font-style-asian="italic" style:font-weight-asian="normal" style:font-name-complex="Calibri" style:font-size-complex="12pt" style:font-style-complex="italic" style:font-weight-complex="normal"/>
    </style:style>
    <style:style style:name="T12" style:family="text">
      <style:text-properties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13" style:family="text">
      <style:text-properties fo:font-size="12pt" fo:font-style="italic" style:font-name-asian="Calibri" style:font-size-asian="12pt" style:font-style-asian="italic" style:font-name-complex="Calibri" style:font-size-complex="12pt" style:font-style-complex="italic"/>
    </style:style>
    <style:style style:name="T14" style:family="text">
      <style:text-properties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5" style:family="text">
      <style:text-properties fo:font-size="12pt" style:font-name-asian="Calibri" style:font-size-asian="12pt" style:font-name-complex="Calibri" style:font-size-complex="12pt"/>
    </style:style>
    <style:style style:name="T16" style:family="text">
      <style:text-properties fo:language="de" fo:country="DE"/>
    </style:style>
    <style:style style:name="T17" style:family="text">
      <style:text-properties style:font-name="Times New Roman"/>
    </style:style>
    <style:style style:name="T18"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19" style:family="text">
      <style:text-properties style:font-name="Times New Roman" style:text-underline-style="solid" style:text-underline-width="auto" style:text-underline-color="font-color" style:text-underline-mode="continuous" style:text-overline-mode="continuous" style:text-line-through-mode="continuous" style:font-name-complex="Calibri1"/>
    </style:style>
    <style:style style:name="T20" style:family="text">
      <style:text-properties style:font-name="Times New Roman" fo:font-weight="bold" style:font-weight-asian="bold" style:font-weight-complex="bold"/>
    </style:style>
    <style:style style:name="T21" style:family="text">
      <style:text-properties style:font-name="Times New Roman" fo:font-weight="bold" style:font-name-asian="Calibri1" style:font-weight-asian="bold" style:font-name-complex="Calibri1" style:font-weight-complex="bold"/>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style:font-name-asian="Calibri1" style:font-name-complex="Calibri1"/>
    </style:style>
    <style:style style:name="T25" style:family="text">
      <style:text-properties style:text-underline-style="none" fo:font-weight="normal" style:font-weight-asian="normal"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X. Aufgabenstellung</text:p>
      <text:p text:style-name="P5"/>
      <text:p text:style-name="Standard"><text:span text:style-name="Absatz-Standardschriftart"><text:span text:style-name="T18">X.1. </text:span></text:span><text:span text:style-name="Absatz-Standardschriftart"><text:span text:style-name="T19">Was ist Gegenstand des Projektauftrags?</text:span></text:span></text:p>
      <text:p text:style-name="P8"/>
      <text:p text:style-name="P13">Das Ziel unseres Projektes ist das Erstellen einer Webapplikation zur Verbesserung des Zeitmanagements von Privatpersonen und Personengruppen.</text:p>
      <text:p text:style-name="P16">Bisher stellen wir uns dies auf Grundlage des Ansatzes von Canban vor, jedoch kann sich dieses im Verlauf des Projekts noch ändern, sofern andere Methoden/Ansätze zielführender erscheinen.</text:p>
      <text:p text:style-name="P16"/>
      <text:p text:style-name="P9">X.2. Warum wurde dieser Auftrag gewählt?</text:p>
      <text:p text:style-name="P10"/>
      <text:p text:style-name="P13">Das Zeitmanagement ist gerade in der heutigen Zeit ein immer wichtigeres Thema.</text:p>
      <text:p text:style-name="P13">Dies gilt nicht nur im Beruf, sondern auch im privaten Bereich, insbesondere ist es wichtig <text:s/>offene Zeitressourcen zu erkenne, um diese Sinnvoll nutzen zu können.</text:p>
      <text:p text:style-name="P13">Da wir selber mitunter größere Probleme mit unserem Zeitmanagement haben, bzw. das Gefühl haben unsere Zeit ineffektiv zu nutzen, sehen wir in diesem Projekt außerdem einen persönlichen Nutzen.</text:p>
      <text:p text:style-name="P13"/>
      <text:p text:style-name="P13"/>
      <text:p text:style-name="P3"><text:span text:style-name="Absatz-Standardschriftart"><text:span text:style-name="T20">X. </text:span></text:span><text:span text:style-name="Absatz-Standardschriftart"><text:span text:style-name="T21">Ist-Analyse</text:span></text:span></text:p>
      <text:p text:style-name="P7"/>
      <text:p text:style-name="P12">X.1 Zu lösendes Problem</text:p>
      <text:p text:style-name="P31"/>
      <text:p text:style-name="P31">Jeder hat einen Pool von Aufgaben, Termine, Meetings etc., welche er zu bewältigen hat, sei es privat oder auch im beruflichen Umfeld. Sind mehrere Personen daran beteiligt steigt die Komplexität des Organisationsaufwandes noch weiter an.</text:p>
      <text:p text:style-name="P31">Dabei kann leicht die Übersicht verloren werden, Aufgaben werden nicht rechtzeitig erledigt oder sogar Vergessen. Die unstrukturierte Ausführung führt zu einem hohem Zeit-/Kostenaufwand, wodurch schnell Frust entsteht.</text:p>
      <text:p text:style-name="P17"><text:span text:style-name="T25">Unser Projekt beschäftigt sich also mit der Auflösung der Komplexität, mit Hilfe bestehender Elemente und Hilfsmittel der Canban-Steuerung.</text:span></text:p>
      <text:p text:style-name="P17"><text:span text:style-name="T25"/></text:p>
      <text:list xml:id="list3032221861075707269" text:style-name="L1">
        <text:list-item>
          <text:p text:style-name="P18">Zurzeit: Kanban ist eine Workflow Management Prinzip. Bei dem Aufgaben visuell <text:tab/>dargestellt werden.<text:tab/>Zurzeit geschied dies zum Beispiel auf einem Ticketboard.<text:tab/>Ein<text:tab/>Problem dort ist, wenn Leute nicht täglich Zugriff auf das Ticketboard haben. <text:tab/>Lösung dafür ist eine Online Applikation. Diesen Online Ansatz verfolgen wir <text:tab/>ebenfalls und erweitern dies mit den Vorteilen einer Singlepage Applikation.</text:p>
        </text:list-item>
        <text:list-item>
          <text:p text:style-name="P18">Ziel: Freiräume schaffen durch besseres Zeitmanagement. Vermeidung des<text:tab/>Vergessens wichtiger Aufgaben, Dinge priorisieren und nur dann erledigen, wenn <text:tab/>dies sinnvoll ist. Zeitplanung innerhalb einer Gruppe von Nutzern. Zentrale <text:tab/>Verwaltung aller Aufgaben und Termine. Jederzeit die Erreichbarkeit des<text:tab/>Zeitplanungskalenders</text:p>
        </text:list-item>
      </text:list>
      <text:p text:style-name="P17"/>
      <text:p text:style-name="P7">X. Soll-Konzept</text:p>
      <text:p text:style-name="P6"/>
      <text:p text:style-name="P10">X.1. Lösungsansatz</text:p>
      <text:p text:style-name="P10"/>
      <text:list xml:id="list4319258809994399573" text:style-name="L2">
        <text:list-item>
          <text:p text:style-name="P14">Organisierung der Termine/Aufgaben in Form eines Ticketsytems</text:p>
        </text:list-item>
        <text:list-item>
          <text:p text:style-name="P14">Anordnung der Tickets nach den Regeln von Canban</text:p>
        </text:list-item>
      </text:list>
      <text:p text:style-name="P13"/>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X.2 Architektur</text:p>
      <text:p text:style-name="P10"/>
      <text:p text:style-name="P20">Architektur Client:</text:p>
      <text:p text:style-name="P21"/>
      <text:p text:style-name="P21">Für die Strukturierung der Client-Programmierung, von Personal Canban, mit JavaScript haben wir <text:s/>uns für das <text:span text:style-name="T1">MVC-</text:span>Architekturmuster entschieden.</text:p>
      <text:p text:style-name="P21">Für die Implementierung dieses Musters wollen wir das <text:span text:style-name="T2">Ember </text:span><text:span text:style-name="T5">(http://emberjs.com)</text:span> Framework nutzen.</text:p>
      <text:p text:style-name="P21"/>
      <text:p text:style-name="P21">Zum Grundverständnis einer Ember Web Applikation ist es wichtig ihren URL Aufbau zu verstehen.</text:p>
      <text:p text:style-name="P21">So eine URL könnte folgendermaßen aussehen:</text:p>
      <text:p text:style-name="P1"><text:span text:style-name="T17"><text:tab/></text:span><text:a xlink:type="simple" xlink:href="http://www.emberapp.de/#about"><text:span text:style-name="T17">http://www.emberapp.de/#</text:span></text:a><text:span text:style-name="T17">post/123</text:span></text:p>
      <text:p text:style-name="P21"><text:tab/>|--1--|----------- 2 -----------|----- 3 -----|</text:p>
      <text:list xml:id="list299828404609724604" text:style-name="L6">
        <text:list-item>
          <text:p text:style-name="P22">Schema</text:p>
        </text:list-item>
        <text:list-item>
          <text:p text:style-name="P22">Host</text:p>
        </text:list-item>
        <text:list-item>
          <text:p text:style-name="P22">Fragment</text:p>
        </text:list-item>
      </text:list>
      <text:p text:style-name="P21"><text:tab/></text:p>
      <text:p text:style-name="P21">Das Fragment wird in den meisten Fällen zum Verweis auf Anker in HTML-Dateien verwendet, was zu keinem Server Request führt, solange der <text:span text:style-name="T2">REST</text:span> der URL sich nicht verändert. Dies nutzt <text:span text:style-name="T2">Ember</text:span><text:span text:style-name="T5"> damit bei einem Klick auf einen Link die Seite nicht neu geladen</text:span> wird, sondern einfach das Fragment ausgelesen werden kann um darauf hin den neuen Seiteninhalt per JavaScript nachzuladen.</text:p>
      <text:p text:style-name="P21"/>
      <text:p text:style-name="P21">Das <text:span text:style-name="T7">MVC</text:span> Muster wird in <text:span text:style-name="T2">Ember wie folgt implementiert:</text:span></text:p>
      <text:p text:style-name="P21"/>
      <text:p text:style-name="P21"><text:span text:style-name="T7">M</text:span><text:span text:style-name="T1">odel (</text:span><text:span text:style-name="T3">Model</text:span><text:span text:style-name="T1"> ):</text:span></text:p>
      <text:p text:style-name="P4"><text:span text:style-name="T8"><text:tab/></text:span><text:span text:style-name="T9">EmberDataModels</text:span><text:span text:style-name="T8"> sind JavaScript Objekte mit Eigenschaften und Funktionen – welche in <text:tab/>diesem Zusammenhang für berechnete Eigenschaften verwendet werden.</text:span></text:p>
      <text:p text:style-name="P23"><text:tab/>In unserem Fall werden diese die Tabellen unserer Datenbank widerspiegeln.</text:p>
      <text:p text:style-name="P23"><text:tab/>Außerdem enthalten sie Funktionen welche ihr Speichern oder Löschen ermöglicht.</text:p>
      <text:p text:style-name="P4"><text:span text:style-name="T8"><text:tab/>Dafür greifen sie auf den </text:span><text:span text:style-name="T9">EmberDataStorage</text:span><text:span text:style-name="T8"> zu, welcher für das Puffern und Persistieren der <text:tab/>Model Daten zuständig ist</text:span><text:span text:style-name="T10">. Er aktualisiert dann den Puffer und greift auf den für die Applikation <text:tab/>bestimmten </text:span><text:span text:style-name="T9">DataStorageAdapter </text:span><text:span text:style-name="T10">– in unserem Fall der </text:span><text:span text:style-name="T9">RESTAdapter</text:span><text:span text:style-name="T10">, bzw. der <text:tab/></text:span><text:span text:style-name="T9">LocalStorageAdapter</text:span><text:span text:style-name="T10"> – zu, um die Daten zu persistieren. Der </text:span><text:span text:style-name="T9">EmberDataStorage </text:span><text:span text:style-name="T10">ermöglicht das <text:tab/>Erstellen, Lesen, Aktualisieren und Löschen von Model Einträgen.</text:span></text:p>
      <text:p text:style-name="P24"/>
      <text:p text:style-name="P23"/>
      <text:p text:style-name="P21"><text:span text:style-name="T7">V</text:span><text:span text:style-name="T1">iew (</text:span><text:span text:style-name="T3">Präsentation</text:span><text:span text:style-name="T1"> ):</text:span></text:p>
      <text:p text:style-name="P24"><text:span text:style-name="T1"><text:tab/>Die Implementierung der View findet bei </text:span><text:span text:style-name="T4">Ember</text:span><text:span text:style-name="T6"> mit Hilfe der Template-Engine <text:tab/></text:span><text:span text:style-name="T4">Handlebars <text:tab/></text:span><text:span text:style-name="T6">(http://handlebarsjs.com/)</text:span><text:span text:style-name="T4"> </text:span><text:span text:style-name="T6">statt.</text:span></text:p>
      <text:p text:style-name="P24"><text:span text:style-name="T6"><text:tab/></text:span><text:span text:style-name="T4">Handlebars </text:span><text:span text:style-name="T6">ist zum einen zuständig für die Templates, d. H. die Grundgerüste, der einzelnen Seiten <text:tab/>der Applikation und zum anderen für die der einzelnen Komponenten (z . B. das Hauptmenü), <text:tab/>welche auf mehreren verschiedenen Seiten wiederverwendet werden können.</text:span></text:p>
      <text:p text:style-name="P24"><text:span text:style-name="T6"><text:tab/>Durch </text:span><text:span text:style-name="T4">Handlebars</text:span><text:span text:style-name="T6"> ist es möglich auf von </text:span><text:span text:style-name="T4">Ember </text:span><text:span text:style-name="T6">übergebene Model Daten oder Controller <text:tab/>Funktionen zu zugreifen und somit die Ausgabe dynamisch zu gestalten.</text:span></text:p>
      <text:p text:style-name="P25"><text:tab/>Außerdem ist es auch möglich z. B. die Ausgabe von Inhalten an Bedingungen zu knüpfen oder über <text:tab/>eine Menge von Model Einträgen zu iterieren.</text:p>
      <text:p text:style-name="P25"><text:tab/></text:p>
      <text:p text:style-name="P21"><text:span text:style-name="T6"><text:tab/>Für das Design der Seiten werden wir </text:span><text:span text:style-name="T4">LESS </text:span><text:span text:style-name="T6">(http://lesscss.org/) verwenden. Dabei handelt es sich <text:tab/>um eine Erweiterung des </text:span><text:span text:style-name="T4">CSS</text:span><text:span text:style-name="T6"> Standards. Es ist sehr gut dafür geeignet die sonst häufigeren </text:span><text:soft-page-break/><text:span text:style-name="T6"><text:tab/>Redundanzen in </text:span><text:span text:style-name="T4">CSS</text:span><text:span text:style-name="T6"> Dateien zu vermindern (</text:span><text:span text:style-name="T11">don’t repeat </text:span><text:span text:style-name="T13">yourself</text:span><text:span text:style-name="T15">)</text:span><text:span text:style-name="T6">. Durch </text:span><text:span text:style-name="T4">LESS </text:span><text:span text:style-name="T6">ist es z. B. <text:tab/>möglich Variablen zu definieren oder auch Regeln zu verschachteln, jedoch muss es vor der <text:tab/>Verwendung in reines </text:span><text:span text:style-name="T4">CSS</text:span><text:span text:style-name="T6"> Kompiliert werden.</text:span></text:p>
      <text:p text:style-name="P25"/>
      <text:p text:style-name="P25"/>
      <text:p text:style-name="P24">C<text:span text:style-name="T1">ontroller (</text:span><text:span text:style-name="T3">Steuerung)</text:span><text:span text:style-name="T1">:</text:span></text:p>
      <text:p text:style-name="P24"><text:span text:style-name="T1"><text:tab/>Ein wichtiger Teil der Steuerung ist der </text:span><text:span text:style-name="T4">EmberRouter</text:span><text:span text:style-name="T1">. Durch ihn werden der Name, der <text:tab/>Pfad und die <text:tab/>möglichen URL-Parameter der einzelnen </text:span><text:span text:style-name="T4">EmberRoutes</text:span><text:span text:style-name="T1"> bestimmt.</text:span></text:p>
      <text:p text:style-name="P24"><text:span text:style-name="T1"><text:tab/>Diese sind dann dafür zuständig der Anfrage den richtigen </text:span><text:span text:style-name="T4">EmberController</text:span><text:span text:style-name="T1">, das </text:span><text:span text:style-name="T4">EmberDataModel</text:span><text:span text:style-name="T1"> <text:tab/>und das </text:span><text:span text:style-name="T4">Handlebars-Template</text:span><text:span text:style-name="T1"> zu zuordnen.</text:span></text:p>
      <text:p text:style-name="P23"/>
      <text:p text:style-name="P24"><text:span text:style-name="T1"><text:tab/></text:span><text:span text:style-name="T4">EmberController</text:span><text:span text:style-name="T1"> </text:span><text:span text:style-name="T6">sind dafür zuständig den Templates zusätzlichen Funktionen zur Verfügung zu <text:tab/>stellen, wie z. B. die Filterung aller zur Verfügung stehenden Model Einträge anhand einer <text:tab/>bestimmten Eigenschaft.</text:span></text:p>
      <text:p text:style-name="P25"><text:tab/>Außerdem können in dem Controller auch Formulare ausgewertet und Informationen per AJAX <text:tab/>Request mit dem Server ausgetauscht werden. </text:p>
      <text:p text:style-name="P21"><text:span text:style-name="T6"><text:tab/></text:span><text:span text:style-name="T4">EmberData </text:span><text:span text:style-name="T6">stellt außerdem einen </text:span><text:span text:style-name="T4">RESTAdapter </text:span><text:span text:style-name="T6">bereit mit dem es möglich ist, über eine <text:tab/>entsprechende </text:span><text:span text:style-name="T4">RESTAPI</text:span><text:span text:style-name="T6">, mit dem Server zu kommunizieren und so Model Daten abzufragen oder <text:tab/>dem Server Änderungen mitzuteilen.</text:span></text:p>
      <text:p text:style-name="P25"/>
      <text:p text:style-name="P21"><text:span text:style-name="T6">Durch die Trennung in die drei Bereiche im MVC-Architekturmuster herrscht eine klare Trennung der Verantwortlichkeiten (s</text:span><text:span text:style-name="T12">eparation of concerns</text:span><text:span text:style-name="T14">).</text:span></text:p>
      <text:p text:style-name="P25"/>
      <text:p text:style-name="P2"><text:span text:style-name="T22">In der Standard Implementierung müssen alle Handlebars-Templates in eine Datei geschrieben werden. Damit wir dieses umgehen können haben wir uns dafür entschlossen </text:span><text:span text:style-name="T23">Grunt </text:span><text:span text:style-name="T22">(</text:span><text:a xlink:type="simple" xlink:href="http://gruntjs.com/"><text:span text:style-name="T22">http://gruntjs.com/</text:span></text:a><text:span text:style-name="T22">) zu verwenden. </text:span><text:span text:style-name="T23">Grunt </text:span><text:span text:style-name="T22">ist ein </text:span><text:span text:style-name="T23">Nodejs </text:span><text:span text:style-name="T22">(</text:span><text:a xlink:type="simple" xlink:href="http://nodejs.org/"><text:span text:style-name="T22">http://nodejs.org/</text:span></text:a><text:span text:style-name="T22">) plugin, welches uns erlaubt die Templates in einzelne Dateien zu splitten, da es die einzelnen Templates mithilfe einer </text:span><text:span text:style-name="T23">Handlebars</text:span><text:span text:style-name="T22"> Erweiterung in eine Datei kompiliert. </text:span></text:p>
      <text:p text:style-name="P24"><text:span text:style-name="T6">Weitere Vorteile welche wir durch </text:span><text:span text:style-name="T4">Grunt </text:span><text:span text:style-name="T6">erhalten sind folgende:</text:span></text:p>
      <text:list xml:id="list3017229724155622035" text:style-name="L8">
        <text:list-item>
          <text:p text:style-name="P26">“watch-Task“: Automatische Ausführung aller Aufgaben sobald eine “beobachtete“ Datei verändert wurde</text:p>
        </text:list-item>
      </text:list>
      <text:list xml:id="list8254815650543486211" text:style-name="L9">
        <text:list-item>
          <text:p text:style-name="P30"><text:span text:style-name="T6">automatische </text:span><text:span text:style-name="T1">LESS </text:span><text:span text:style-name="T6">Kompilierung</text:span></text:p>
        </text:list-item>
        <text:list-item>
          <text:p text:style-name="P30"><text:span text:style-name="T6">Minifizierung von </text:span><text:span text:style-name="T1">JavaScript</text:span><text:span text:style-name="T6"> und </text:span><text:span text:style-name="T1">CSS</text:span><text:span text:style-name="T6"> Dateien für Release Versionen</text:span></text:p>
        </text:list-item>
        <text:list-item>
          <text:p text:style-name="P29">jshint hinweise in der Windows Konsole</text:p>
        </text:list-item>
      </text:list>
      <text:p text:style-name="P27"/>
      <text:p text:style-name="P27"/>
      <text:p text:style-name="P11">Architektur Server:</text:p>
      <text:p text:style-name="P4"/>
      <text:p text:style-name="P4">Als Backend-Solution-Stack benutzen wir WAMP (<text:span text:style-name="T7">W</text:span>indows, <text:span text:style-name="T7">A</text:span><text:span text:style-name="T1">pache, </text:span><text:span text:style-name="T7">M</text:span><text:span text:style-name="T1">ySQL und </text:span><text:span text:style-name="T7">P</text:span><text:span text:style-name="T1">HP).</text:span></text:p>
      <text:p text:style-name="P4"/>
      <text:p text:style-name="P4">Die Hauptaufgabe des PHP Backend ist die Behandlung von Requests, die Bereitstellung einer Schnittstelle zur Datenbank (REST-Operationen) und Response an den Client geben.</text:p>
      <text:p text:style-name="P4">Requestweiterleitungen fallen dabei in den Aufgabenbereich der Konfigurationsdatei .htaccess.</text:p>
      <text:p text:style-name="P4"/>
      <text:p text:style-name="P4">Besonderen Wert legen wir auf die Abkapselung des Backend und einen abstrakten, sowie modularen Aufbau, damit die Erweiterbarkeit und Anpassungsfähigkeit gegeben ist.</text:p>
      <text:p text:style-name="P4"/>
      <text:p text:style-name="P4">Für die Abstraktion unsere relationalen Datenbank werden wir ein bestehendes ActiveRecord-Framework nutzen. (http://www.phpactiverecord.org/) </text:p>
      <text:p text:style-name="P4"/>
      <text:p text:style-name="P4">Um diesen Anforderungen gerecht werden zu können, werden wir uns verschiedener Designprinzipien bedienen. So werden wir unsere Klassen nach logischen Gesichtspunkten unterteilen (Separation of Concerns), <text:s/>klare Verantwortlichkeiten zuweisen (<text:bookmark text:name="firstHeading"/><text:span text:style-name="T16">Single-Responsibility-Principle) und eine möglichst lose Kopplung schaffen (Dependency Injection)</text:span></text:p>
      <text:p text:style-name="P4"/>
      <text:p text:style-name="P4"><text:soft-page-break/>Zum Umsetzen der oben genannten Designprinzipien, bietet sich die Nutzung unterschiedlicher Design Pattern an: </text:p>
      <text:p text:style-name="P4"/>
      <text:p text:style-name="P4"><text:tab/>Um mit Hilfe einer möglichst loser Kopplung andere Objekte benachrichtigen zu können <text:tab/>(z.B. über die erfolgreiche Datenbankabfrage) wird das Observer-Subject-Pattern zum <text:tab/>Einsatz kommen.</text:p>
      <text:p text:style-name="P4"><text:tab/></text:p>
      <text:p text:style-name="P4"><text:tab/>Für das Erstellen unserer ActiveRecord-Modelklassen bietet sich das Factory-Pattern an, da <text:tab/>die erstellende Klasse die zu erstellende nicht kennen darf (keine harten Abhängigkeiten)</text:p>
      <text:p text:style-name="P4"/>
      <text:p text:style-name="P28"><text:tab/>Um nur einen zentralen Einstiegspunkt in unsere Applikation im Backend bereitzustellen, <text:tab/>werden wir das FrontContoller-Pattern verwenden, die weitere Delegation der Aufgaben wird von <text:tab/>diesem erledigt.</text:p>
      <text:p text:style-name="P10"/>
      <text:p text:style-name="P10">X.3. Vor- und Nachteile (Architektur, Implementierung und Inhalt)</text:p>
      <text:p text:style-name="P10"/>
      <text:list xml:id="list5080844044940196711" text:style-name="L3">
        <text:list-item>
          <text:p text:style-name="P15">Vorteile:</text:p>
        </text:list-item>
        <text:list-item>
          <text:p text:style-name="P33">Freiräume schaffen durch ein besseres Zeitmanagement</text:p>
        </text:list-item>
        <text:list-item>
          <text:p text:style-name="P33">Vermeiden des Vergessens wichtiger Aufgaben</text:p>
        </text:list-item>
        <text:list-item>
          <text:p text:style-name="P33">Dinge in Prioritätsgruppen unterteilen</text:p>
        </text:list-item>
        <text:list-item>
          <text:p text:style-name="P33">Zeitplanung innerhalb einer Gruppe von Nutzern</text:p>
        </text:list-item>
        <text:list-item>
          <text:p text:style-name="P33">Überall erreichbar</text:p>
        </text:list-item>
        <text:list-item>
          <text:p text:style-name="P33">Zentrale Verwaltung aller Aufgaben und Termine</text:p>
        </text:list-item>
        <text:list-item>
          <text:p text:style-name="P33">Eine All-in-one Client-Architektur Lösung durch Emberjs</text:p>
        </text:list-item>
        <text:list-item>
          <text:p text:style-name="P33">Eine Komponente ist eine Ansammlung von Elementen</text:p>
        </text:list-item>
      </text:list>
      <text:list xml:id="list3666822003420224555" text:style-name="L4">
        <text:list-item>
          <text:p text:style-name="P19">Nachteile</text:p>
        </text:list-item>
        <text:list-item>
          <text:p text:style-name="P34">Handlebars Templates müssen in einer Datei stehen</text:p>
        </text:list-item>
        <text:list-item>
          <text:p text:style-name="P35">Zusätzlicher Zeitaufwand für Implementierung von Grunt</text:p>
        </text:list-item>
        <text:list-item>
          <text:p text:style-name="P32"><text:span text:style-name="Absatz-Standardschriftart"><text:span text:style-name="T24">Keine native SQL Unterstützung von Emberj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face style:name="TimesNewRomanPSMT" svg:font-family="TimesNewRomanPSMT" style:font-family-generic="roman"/>
    <style:font-face style:name="Calibri" svg:font-family="Calibri"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Jan-work</meta:initial-creator>
    <meta:creation-date>2009-04-16T11:32:00Z</meta:creation-date>
    <dc:date>2014-02-28T13:11:44.99</dc:date>
    <meta:editing-cycles>12</meta:editing-cycles>
    <meta:editing-duration>PT1H10M28S</meta:editing-duration>
    <meta:document-statistic meta:table-count="0" meta:image-count="0" meta:object-count="0" meta:page-count="4" meta:paragraph-count="84" meta:word-count="1248" meta:character-count="9192"/>
    <meta:user-defined meta:name="Info 1"/>
    <meta:user-defined meta:name="Info 2"/>
    <meta:user-defined meta:name="Info 3"/>
    <meta:user-defined meta:name="Info 4"/>
    <meta:template xlink:type="simple" xlink:actuate="onRequest" xlink:title="" xlink:href="Normal"/>
  </office:meta>
</office:document-meta>
</file>